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b2b2b2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eeeeee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5983b0" draw:textarea-horizontal-align="justify" draw:textarea-vertical-align="middle" draw:auto-grow-height="false" fo:min-height="1.642cm" fo:min-width="0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ouble_20_Dash" svg:stroke-width="0.035cm" svg:stroke-color="#000000" draw:marker-start-width="0.252cm" draw:marker-end-width="0.252cm" svg:stroke-linecap="butt" draw:fill-color="#5983b0" draw:textarea-horizontal-align="justify" draw:textarea-vertical-align="middle" draw:auto-grow-height="false" fo:min-height="2.915cm" fo:min-width="0cm" fo:padding-top="0.142cm" fo:padding-bottom="0.142cm" fo:padding-left="0.267cm" fo:padding-right="0.267cm"/>
    </style:style>
    <style:style style:name="gr5" style:family="graphic" style:parent-style-name="standard" style:list-style-name="L2">
      <style:graphic-properties draw:stroke="solid" svg:stroke-width="0.035cm" svg:stroke-color="#000000" draw:marker-start="" draw:marker-start-width="0.242cm" draw:marker-start-center="false" draw:marker-end="" draw:marker-end-width="0.242cm" draw:marker-end-center="false" svg:stroke-linecap="round" draw:fill="solid" draw:fill-color="#81d41a" draw:textarea-horizontal-align="justify" draw:textarea-vertical-align="middle" draw:auto-grow-height="false" fo:min-height="0.778cm" fo:min-width="0.528cm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draw:stroke-dash="Dashed_20__28_var_29__20_4" svg:stroke-width="0.035cm" svg:stroke-color="#000000" draw:marker-start="" draw:marker-start-width="0.203cm" draw:marker-start-center="false" draw:marker-end="" draw:marker-end-width="0.203cm" draw:marker-end-center="false" draw:stroke-linejoin="round" svg:stroke-linecap="round" draw:fill="solid" draw:fill-color="#81d41a" draw:textarea-horizontal-align="center" draw:textarea-vertical-align="middle" fo:padding-top="0.142cm" fo:padding-bottom="0.142cm" fo:padding-left="0.267cm" fo:padding-right="0.267cm" fo:wrap-option="wrap" draw:shadow="hidden" draw:shadow-offset-x="0.2cm" draw:shadow-offset-y="0.2cm" draw:shadow-color="#808080"/>
    </style:style>
    <style:style style:name="P1" style:family="paragraph">
      <loext:graphic-properties draw:fill="solid" draw:fill-color="#b2b2b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5983b0"/>
      <style:paragraph-properties fo:text-align="center"/>
    </style:style>
    <style:style style:name="P4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name="start-event-none 2" draw:style-name="gr1" draw:text-style-name="P1" draw:layer="layout" svg:width="8.061cm" svg:height="8.059cm" svg:x="10.819cm" svg:y="6.47cm" svg:viewBox="0 0 8062 8060" svg:d="M8062 4026c0-2222-1812-4026-4043-4026-2223 0-4019 1804-4019 4026s1796 4034 4019 4034c2231 0 4043-1812 4043-4034z">
          <svg:title>start-event-none</svg:title>
          <text:p/>
        </draw:path>
        <draw:path draw:name="start-event-none 1" draw:style-name="gr2" draw:text-style-name="P2" draw:layer="layout" svg:width="7.061cm" svg:height="7.059cm" svg:x="11.319cm" svg:y="6.97cm" svg:viewBox="0 0 7062 7060" svg:d="M7062 3526c0-1946-1587-3526-3542-3526-1947 0-3520 1580-3520 3526 0 1947 1573 3534 3520 3534 1955 0 3542-1587 3542-3534z">
          <svg:title>start-event-none</svg:title>
          <text:p/>
        </draw:path>
        <draw:custom-shape draw:style-name="gr3" draw:text-style-name="P3" draw:layer="layout" svg:width="0.25cm" svg:height="1.95cm" draw:transform="rotate (-0.718202987195667) translate (16.18cm 8.921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5cm" svg:height="3.223cm" draw:transform="rotate (0.703018622703316) translate (12.684cm 8.232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status-ok 1">
          <draw:custom-shape draw:style-name="gr5" draw:text-style-name="P4" draw:layer="layout" svg:width="1.5cm" svg:height="1.5cm" svg:x="14.1cm" svg:y="9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6" draw:text-style-name="P5" draw:layer="layout" svg:width="0.719cm" svg:height="0.548cm" svg:x="14.49cm" svg:y="10.227cm" svg:viewBox="0 0 720 549" draw:points="0,306 246,549 720,0">
            <text:p/>
          </draw:poly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650953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5T19:25:55.923268717</meta:creation-date>
    <dc:date>2024-02-15T19:48:05.278601870</dc:date>
    <meta:editing-duration>PT47S</meta:editing-duration>
    <meta:editing-cycles>1</meta:editing-cycles>
    <meta:document-statistic meta:object-count="7"/>
    <meta:generator>LibreOffice/7.3.7.2$Linux_X86_64 LibreOffice_project/30$Build-2</meta:generator>
  </office:meta>
</office:document-meta>
</file>